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fo:font-size="15pt" officeooo:rsid="001bd0f0" officeooo:paragraph-rsid="001bd0f0" style:font-size-asian="13.1000003814697pt" style:font-size-complex="15pt"/>
    </style:style>
    <style:style style:name="P3" style:family="paragraph" style:parent-style-name="Standard">
      <style:text-properties fo:font-size="18pt" officeooo:rsid="001bd0f0" officeooo:paragraph-rsid="001bd0f0" style:font-size-asian="15.75pt" style:font-size-complex="18pt"/>
    </style:style>
    <style:style style:name="P4" style:family="paragraph" style:parent-style-name="Standard">
      <style:text-properties fo:font-size="20pt" officeooo:rsid="001bd0f0" officeooo:paragraph-rsid="001bd0f0" style:font-size-asian="17.5pt" style:font-size-complex="20pt"/>
    </style:style>
    <style:style style:name="T1" style:family="text">
      <style:text-properties officeooo:rsid="001bd0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Automated CV Maker</text:span></text:p>
      <text:p text:style-name="P1"/>
      <text:p text:style-name="P3">Things to Learn from the Project:</text:p>
      <text:p text:style-name="P3"/>
      <text:p text:style-name="P2">1) Basic Python Language</text:p>
      <text:p text:style-name="P2">2) Flask Framework in Python</text:p>
      <text:p text:style-name="P2">3) HTML</text:p>
      <text:p text:style-name="P2">4) CSS</text:p>
      <text:p text:style-name="P2"/>
      <text:p text:style-name="P2"/>
      <text:p text:style-name="P4">Summary of the Project:-</text:p>
      <text:p text:style-name="P4"/>
      <text:p text:style-name="P2">In this project we have created an Automated CV Maker Website using Web Development Tools such as HTML and CSS to make the website look more attractive</text:p>
      <text:p text:style-name="P2">Along with Python Flask Framework to link the Data entered by the user to use it to make a CV </text:p>
      <text:p text:style-name="P2"/>
      <text:p text:style-name="P2">It is mainly divided into two parts: </text:p>
      <text:p text:style-name="P2"/>
      <text:p text:style-name="P2">1) Accepting Details from User</text:p>
      <text:p text:style-name="P2">2) Creating a CV from the details given by the user</text:p>
      <text:p text:style-name="P2"/>
      <text:p text:style-name="P2"/>
      <text:p text:style-name="P2">We have used HTML to create a Homepage and HTML forms to accept the details to enter in the CV </text:p>
      <text:p text:style-name="P2"/>
      <text:p text:style-name="P2">Then it is sent to backend to store the details for creating a CV </text:p>
      <text:p text:style-name="P2"/>
      <text:p text:style-name="P2">A default CV Template is used and then information is filled using the HTML by entering the details stored in the backend </text:p>
      <text:p text:style-name="P2"/>
      <text:p text:style-name="P2">Contributions done in the Project :</text:p>
      <text:p text:style-name="P2"/>
      <text:p text:style-name="P2">Frontend Team : <text:tab/>1) Rishikesh Marathe</text:p>
      <text:p text:style-name="P2"><text:tab/><text:tab/><text:tab/>2) Aditya Yadav</text:p>
      <text:p text:style-name="P2"/>
      <text:p text:style-name="P2">Backend Team: 1) Atharva Bhole</text:p>
      <text:p text:style-name="P2"/>
      <text:p text:style-name="P2"><text:soft-page-break/>Detailed Analysis of the Project: </text:p>
      <text:p text:style-name="P2"/>
      <text:p text:style-name="P2">First starting with the tempalte we have to create a template in HTML but as the template is not enough we have to make it look attractive so CSS is used in the Project</text:p>
      <text:p text:style-name="P2"/>
      <text:p text:style-name="P2">The template is designed by creating a Home Page which gives the overview of the CV Maker then adding a redirecting link which redirects to the form used to fill the essential details to create a CV</text:p>
      <text:p text:style-name="P2"/>
      <text:p text:style-name="P2">Various tags are used in HTML such as &lt;form&gt; tag which is used to create a form which takes user input of Details as Follows:</text:p>
      <text:p text:style-name="P2"/>
      <text:p text:style-name="P2">1) Name</text:p>
      <text:p text:style-name="P2">2) E-mail</text:p>
      <text:p text:style-name="P2">3) Date of Birth</text:p>
      <text:p text:style-name="P2">4) Address</text:p>
      <text:p text:style-name="P2">5) Qualification</text:p>
      <text:p text:style-name="P2">6) Field of Interest</text:p>
      <text:p text:style-name="P2">7) CGPA or Percentage achieved</text:p>
      <text:p text:style-name="P2">8) Skills</text:p>
      <text:p text:style-name="P2">9) Projcet done by the user</text:p>
      <text:p text:style-name="P2">10) Hobbies</text:p>
      <text:p text:style-name="P2">11) Name of Institute which gave you the degree</text:p>
      <text:p text:style-name="P2"/>
      <text:p text:style-name="P2">These are entered into the form by input tags to fill the details </text:p>
      <text:p text:style-name="P2">After filling the details there are two options 1) Submit 2) Reset</text:p>
      <text:p text:style-name="P2">Submit is used to Submit the form to proceed to the next stage i.e creating a CV </text:p>
      <text:p text:style-name="P2">By clicking on the Submit button the details entered into the form are sent into the backend </text:p>
      <text:p text:style-name="P2">which is stored in the form of data </text:p>
      <text:p text:style-name="P2">Then the user is redirected to a page where he gets the result i.e CV </text:p>
      <text:p text:style-name="P2"/>
      <text:p text:style-name="P2">This all work of redirecting from one site to another and storing the data in the backend is done by Flask Framework of Python</text:p>
      <text:p text:style-name="P2">which does the main work of co-ordinating all the files and Data in the frontend as well the backend </text:p>
      <text:p text:style-name="P2">The Flask Framework then uses the data and puts the data into the CV Template finally creating a CV </text:p>
      <text:p text:style-name="P2">To create a CV a Blank Template is used to fill out the details entered by the user in a oredered way and easy to read way </text:p>
      <text:p text:style-name="P2"><text:soft-page-break/>The data is entered into the HTML file in Python syntaxes where the opening of the syntaxes is done by two curly braces</text:p>
      <text:p text:style-name="P2">Ex. {{ Name }}</text:p>
      <text:p text:style-name="P2">which uses the stored data of the user to put it into the CV </text:p>
      <text:p text:style-name="P2">Then all the data is entered into the CV and </text:p>
      <text:p text:style-name="P2">Atlast the desired CV is created </text:p>
      <text:p text:style-name="P2"/>
      <text:p text:style-name="P2">Project By: <text:s/></text:p>
      <text:p text:style-name="P2"/>
      <text:p text:style-name="P2">Atharva Bhole</text:p>
      <text:p text:style-name="P2">Rishikesh Marathe</text:p>
      <text:p text:style-name="P2">Aditya Yadav </text:p>
      <text:p text:style-name="P2"/>
      <text:p text:style-name="P2">Thanks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22:14:24.293018889</meta:creation-date>
    <dc:date>2023-05-30T22:33:41.034071052</dc:date>
    <meta:editing-duration>PT1M34S</meta:editing-duration>
    <meta:editing-cycles>1</meta:editing-cycles>
    <meta:document-statistic meta:table-count="0" meta:image-count="0" meta:object-count="0" meta:page-count="3" meta:paragraph-count="54" meta:word-count="550" meta:character-count="2833" meta:non-whitespace-character-count="2309"/>
    <meta:generator>LibreOffice/7.4.6.2$Linux_X86_64 LibreOffice_project/40$Build-2</meta:generator>
  </office:meta>
</office:document-meta>
</file>